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4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5" style:family="paragraph" style:parent-style-name="Standard" style:list-style-name="L1">
      <style:text-properties fo:font-weight="bold" style:font-weight-asian="bold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list-style-name="L1">
      <style:text-properties fo:language="ru" fo:country="RU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background-color="#ffff0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59292016117896187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9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9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3159714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Раскрывающийся/скрывающийся контейнер.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158516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Поле ввода (текст, выпадающий список, календарь, выпадающий список стран<text:span text:style-name="T2">)</text:span>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Ввод текстовых данных (или выбор из выпадающего списка, выбор даты)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6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  <text:list-item>
                                  <text:p text:style-name="P18">Если тип компонента указан как <text:span text:style-name="T2">'select', </text:span>то компонент будет выпадающим списком.</text:p>
                                </text:list-item>
                                <text:list-item>
                                  <text:p text:style-name="P18">Если тип компонента указан как <text:span text:style-name="T2">'date', </text:span>то компонент будет календарем.</text:p>
                                </text:list-item>
                                <text:list-item>
                                  <text:p text:style-name="P18">Если тип компонента указан как <text:span text:style-name="T2">'selectCountry', </text:span>то компонент будет выпадающим списком стран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<text:soft-page-break/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  <text:list-item>
                                  <text:p text:style-name="P15">options – <text:span text:style-name="T4">варианты выбора для выпадающего списка (только для типа </text:span>'select'<text:span text:style-name="T4">)</text:span></text:p>
                                </text:list-item>
                                <text:list-item>
                                  <text:p text:style-name="P15">minDate – <text:span text:style-name="T4">только для типа </text:span>'date'</text:p>
                                </text:list-item>
                                <text:list-item>
                                  <text:p text:style-name="P15">maxDate – <text:span text:style-name="T4">только для типа </text:span>'date'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159216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Группа Радио кнопок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HEADER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BUTTON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</text:p>
                              <text:list>
                                <text:list-item>
                                  <text:p text:style-name="P18">Под кнопкой может находиться вспомогательная надпись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  <text:list-item>
                                  <text:p text:style-name="P11">Вспомогательная надпись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oft-page-break/><text:span text:style-name="T6">Шаг(Step)</text:span></text:p>
                          <text:list>
                            <text:list-item>
                              <text:p text:style-name="P25"><text:span text:style-name="T4">Задачи компонента:</text:span></text:p>
                              <text:list>
                                <text:list-item>
                                  <text:p text:style-name="P18">Отображать название шага</text:p>
                                </text:list-item>
                                <text:list-item>
                                  <text:p text:style-name="P18">Отображать описание шага и соответствующую иконку</text:p>
                                </text:list-item>
                                <text:list-item>
                                  <text:p text:style-name="P18">Отображать необходимые поля ввода</text:p>
                                </text:list-item>
                                <text:list-item>
                                  <text:p text:style-name="P18">Быть видимым только когда данный шаг выбран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<text:span text:style-name="T4">Строка с дополнительными классами для обертки компонента.</text:span></text:p>
                                </text:list-item>
                                <text:list-item>
                                  <text:p text:style-name="P18">Номер шага</text:p>
                                </text:list-item>
                                <text:list-item>
                                  <text:p text:style-name="P18">Нужно ли показывать данный <text:span text:style-name="T2">шаг (hidden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list xml:id="list3159739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64029453855230882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<text:soft-page-break/>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31602987" text:continue-list="list3159739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3M45S</meta:editing-duration>
    <meta:editing-cycles>71</meta:editing-cycles>
    <meta:generator>OpenOffice/4.1.5$Win32 OpenOffice.org_project/415m1$Build-9789</meta:generator>
    <dc:date>2018-08-06T11:39:37.78</dc:date>
    <meta:document-statistic meta:table-count="0" meta:image-count="2" meta:object-count="0" meta:page-count="5" meta:paragraph-count="139" meta:word-count="1056" meta:character-count="7185"/>
    <meta:user-defined meta:name="Info 1"/>
    <meta:user-defined meta:name="Info 2"/>
    <meta:user-defined meta:name="Info 3"/>
    <meta:user-defined meta:name="Info 4"/>
  </office:meta>
</office:document-meta>
</file>